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/>
    </style:style>
    <style:style style:name="T1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27.7cm" svg:height="3.5cm" svg:x="1cm" svg:y="16.5cm">
          <text:p text:style-name="P1">Contrôles de l'assista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2.5cm" svg:x="1cm" svg:y="1cm">
          <text:p text:style-name="P1">TITRE DE LA PAG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7cm" svg:height="3cm" svg:x="1cm" svg:y="3.5cm">
          <text:p text:style-name="P1">Texte explicatif de la page en cours (scrollable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7.7cm" svg:height="10cm" svg:x="1cm" svg:y="6.5cm">
          <text:p text:style-name="P1"><text:span text:style-name="T1">Page principa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2.5cm" svg:x="1cm" svg:y="1cm">
          <text:p text:style-name="P1">LOG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B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7-09-24T17:52:57</meta:creation-date>
    <dc:date>2007-09-24T17:57:16</dc:date>
    <dc:language>fr-BE</dc:language>
    <meta:editing-cycles>2</meta:editing-cycles>
    <meta:editing-duration>PT4M23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